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weight="normal" officeooo:rsid="0018cc4a" officeooo:paragraph-rsid="0018cc4a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text-properties style:font-name="Times new roman" fo:font-weight="normal" officeooo:paragraph-rsid="0018e276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1a2cd9" officeooo:paragraph-rsid="001a2cd9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1a2cd9" officeooo:paragraph-rsid="001a831c" style:font-weight-asian="normal" style:font-weight-complex="normal"/>
    </style:style>
    <style:style style:name="P7" style:family="paragraph" style:parent-style-name="Standard">
      <style:text-properties fo:font-weight="normal" officeooo:rsid="001a2cd9" officeooo:paragraph-rsid="001a831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e in R Job2:</text:p>
      <text:p text:style-name="P2"/>
      <text:p text:style-name="P3">#Installa il package per utilizzare SQL</text:p>
      <text:p text:style-name="P3">install.packages("sqldf")</text:p>
      <text:p text:style-name="P3"/>
      <text:p text:style-name="P3">#Avvia la libreria SQLite</text:p>
      <text:p text:style-name="P3">library(sqldf)</text:p>
      <text:p text:style-name="P3"/>
      <text:p text:style-name="P3">#Legge file da directory</text:p>
      <text:p text:style-name="P3">file_contabilità &lt;- read.csv("/home/manuel/Scrivania/BigData/HW/Ordini.csv", header=FALSE)</text:p>
      <text:p text:style-name="P3"/>
      <text:p text:style-name="P3">#Rinomina le colonne del file Ordini.cvs</text:p>
      <text:p text:style-name="P3">names(file_contabilità) &lt;- c("Tipologia", "Data", "Prezzo")</text:p>
      <text:p text:style-name="P3"/>
      <text:p text:style-name="P3">#Avvia Query SQL</text:p>
      <text:p text:style-name="P3">risultato &lt;- sqldf("</text:p>
      <text:p text:style-name="P3">SELECT </text:p>
      <text:p text:style-name="P3">VARIANCE(Prezzo) AS Varianza,</text:p>
      <text:p text:style-name="P3">SUBSTR(Data, 1, 4) AS Anno,</text:p>
      <text:p text:style-name="P3">SUBSTR(Data, 5, 2) AS Mese,</text:p>
      <text:p text:style-name="P3">COUNT(Data) AS Numero_di_Vendite</text:p>
      <text:p text:style-name="P3">FROM </text:p>
      <text:p text:style-name="P3">file_contabilità </text:p>
      <text:p text:style-name="P3">WHERE</text:p>
      <text:p text:style-name="P3">Tipologia = 'FATTURA' OR Tipologia = 'RICEVUTA'</text:p>
      <text:p text:style-name="P3">GROUP BY </text:p>
      <text:p text:style-name="P3">Anno='2018', Mese</text:p>
      <text:p text:style-name="P3">ORDER BY</text:p>
      <text:p text:style-name="P3">Anno ASC, Mese ASC</text:p>
      <text:p text:style-name="P3">")</text:p>
      <text:p text:style-name="P3"/>
      <text:p text:style-name="P3">#Stampa Risultato</text:p>
      <text:p text:style-name="P3">print(risultato)</text:p>
      <text:p text:style-name="P3"/>
      <text:p text:style-name="P3"># Combina Anno e Mese per ottenere una rappresentazione nel formato "YYYY-MM"</text:p>
      <text:p text:style-name="P3">risultato$Periodo &lt;- paste(risultato$Anno, risultato$Mese, sep="-")</text:p>
      <text:p text:style-name="P3"/>
      <text:p text:style-name="P3"># Converte la colonna Anno in numerico</text:p>
      <text:p text:style-name="P3">risultato$Anno &lt;- as.numeric(risultato$Anno)</text:p>
      <text:p text:style-name="P3"/>
      <text:p text:style-name="P3"># Salva i risultati nel file job1.csv</text:p>
      <text:p text:style-name="P3">write.csv(risultato, file = "/home/manuel/Scrivania/BigData/HW/HW Mio/job2(2018).csv", row.names = FALSE)</text:p>
      <text:p text:style-name="P3"/>
      <text:p text:style-name="P3"># Salva il grafico</text:p>
      <text:p text:style-name="P4">png(filename="/home/manuel/Scrivania/BigData/HW/HW Mio/job2grafico(2018).png",width=1200, height=800)</text:p>
      <text:p text:style-name="P3"/>
      <text:p text:style-name="P3"># Crea un bar plot</text:p>
      <text:p text:style-name="P3">grafico = barplot(risultato$Varianza, </text:p>
      <text:p text:style-name="P3">names.arg=risultato$Periodo, </text:p>
      <text:p text:style-name="P3">main="Varianza per Anno 2018",</text:p>
      <text:p text:style-name="P3"><text:soft-page-break/>xlab="",</text:p>
      <text:p text:style-name="P3">ylab="Varianza",</text:p>
      <text:p text:style-name="P3">col="lightblue",</text:p>
      <text:p text:style-name="P3">border="black",</text:p>
      <text:p text:style-name="P3">las=2)</text:p>
      <text:p text:style-name="P3"/>
      <text:p text:style-name="P3"># Determina dove inserire i divisori tra gli anni</text:p>
      <text:p text:style-name="P3">divisori = which(diff(risultato$Anno) == 1)</text:p>
      <text:p text:style-name="P3"/>
      <text:p text:style-name="P3"># Aggiungi i divisori al grafico</text:p>
      <text:p text:style-name="P3">abline(v=grafico[divisori+0.5], col="red", lwd=2)</text:p>
      <text:p text:style-name="P3"/>
      <text:p text:style-name="P3"># Aggiungi valori al grafico </text:p>
      <text:p text:style-name="P3">text(grafico, risultato$Varianza + 0.5, labels=round(risultato$Varianza, 0), pos=3, cex=0.8)</text:p>
      <text:p text:style-name="P3"/>
      <text:p text:style-name="P3"># Chiudi il dispositivo di output, salvando l'immagine</text:p>
      <text:p text:style-name="P3">dev.off()</text:p>
      <text:p text:style-name="P3"/>
      <text:p text:style-name="P3"/>
      <text:p text:style-name="P5">Codice MapReduce:</text:p>
      <text:p text:style-name="P5"/>
      <text:p text:style-name="P5">function jobInputSplit(input_str){</text:p>
      <text:p text:style-name="P5"><text:s/>return input_str.split('\n').filter(function(ordine){</text:p>
      <text:p text:style-name="P5"/>
      <text:p text:style-name="P5">return (ordine.split(',')[0] === 'FATTURA' || ordine.split(',')[0] === 'RICEVUTA');</text:p>
      <text:p text:style-name="P5"><text:s/>});</text:p>
      <text:p text:style-name="P5"><text:s/>}</text:p>
      <text:p text:style-name="P5"/>
      <text:p text:style-name="P5"><text:s/>function jobMap(V_In_Map){</text:p>
      <text:p text:style-name="P5"><text:s/>return V_In_Map.map(function(item){</text:p>
      <text:p text:style-name="P5">var vendita = item.split(',');</text:p>
      <text:p text:style-name="P5">return keyVal(vendita[1].substring(0, 6), vendita[2]);</text:p>
      <text:p text:style-name="P5">});</text:p>
      <text:p text:style-name="P5">}</text:p>
      <text:p text:style-name="P5">function jobReduce(K_In_Reduce_V_In_Reduce){</text:p>
      <text:p text:style-name="P5">return K_In_Reduce_V_In_Reduce.map(function (items){</text:p>
      <text:p text:style-name="P5">var K_In_Reduce = items.split(S[0])[0];</text:p>
      <text:p text:style-name="P5">var V_In_Reduce = items.split(S[0])[1].split(S[1]);</text:p>
      <text:p text:style-name="P5">var num = V_In_Reduce.length;</text:p>
      <text:p text:style-name="P5">//media</text:p>
      <text:p text:style-name="P5">var somma = V_In_Reduce.reduce(function (accumulator, item) {</text:p>
      <text:p text:style-name="P5">return parseFloat(accumulator) + parseFloat(item);</text:p>
      <text:p text:style-name="P5">});</text:p>
      <text:p text:style-name="P5">var media = somma/num;</text:p>
      <text:p text:style-name="P5"/>
      <text:p text:style-name="P5">//VARIANZA: sommatoria[(x - mean)^2] / (num - 1)</text:p>
      <text:p text:style-name="P5">var scarti = V_In_Reduce.map(function(item){</text:p>
      <text:p text:style-name="P5">return (Math.pow(parseFloat(item) - media, 2))</text:p>
      <text:p text:style-name="P5">});</text:p>
      <text:p text:style-name="P5">var somma_scarti = scarti.reduce(function (accumulator, item){</text:p>
      <text:p text:style-name="P7"><text:span text:style-name="T2">return parseFloat(accumulator) + parseFloat(item);</text:span></text:p>
      <text:p text:style-name="P6">});</text:p>
      <text:p text:style-name="P5"><text:soft-page-break/>var varianza = somma_scarti / (num-1);</text:p>
      <text:p text:style-name="P5">return keyVal(K_In_Reduce, varianza.toFixed(2));</text:p>
      <text:p text:style-name="P5">})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4:18:24.548661428</meta:creation-date>
    <dc:date>2023-09-27T11:24:32.662899490</dc:date>
    <meta:editing-duration>PT8M3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85" meta:word-count="298" meta:character-count="2721" meta:non-whitespace-character-count="2496"/>
  </office:meta>
</office:document-meta>
</file>